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earning rate: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Neurons</text:p>
          </table:table-cell>
          <table:table-cell table:style-name="ce1" office:value-type="string" calcext:value-type="string">
            <text:p>Validation Error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331426436408511" calcext:value-type="float">
            <text:p>0,03314264364085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330780042187865" calcext:value-type="float">
            <text:p>0,033078004218787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311357247821874" calcext:value-type="float">
            <text:p>0,031135724782187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331382959150158" calcext:value-type="float">
            <text:p>0,033138295915016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568493737417747" calcext:value-type="float">
            <text:p>0,05684937374177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585529663795514" calcext:value-type="float">
            <text:p>0,05855296637955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601782133949287" calcext:value-type="float">
            <text:p>0,060178213394929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592326645338927" calcext:value-type="float">
            <text:p>0,059232664533893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346178688396256" calcext:value-type="float">
            <text:p>0,034617868839626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355648791936243" calcext:value-type="float">
            <text:p>0,035564879193624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359895377022838" calcext:value-type="float">
            <text:p>0,035989537702284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349571060717622" calcext:value-type="float">
            <text:p>0,03495710607176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332215698233936" calcext:value-type="float">
            <text:p>0,033221569823394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330822450068488" calcext:value-type="float">
            <text:p>0,033082245006849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330587249022296" calcext:value-type="float">
            <text:p>0,03305872490223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277018129118509" calcext:value-type="float">
            <text:p>0,02770181291185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326601815341888" calcext:value-type="float">
            <text:p>0,032660181534189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32282609911055" calcext:value-type="float">
            <text:p>0,03228260991105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321868625319498" calcext:value-type="float">
            <text:p>0,03218686253195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323356048739212" calcext:value-type="float">
            <text:p>0,032335604873921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330305610645693" calcext:value-type="float">
            <text:p>0,033030561064569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331842312189559" calcext:value-type="float">
            <text:p>0,033184231218956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331028176538202" calcext:value-type="float">
            <text:p>0,03310281765382</text:p>
          </table:table-cell>
          <table:table-cell table:number-columns-repeated="1020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331394040164271" calcext:value-type="float">
            <text:p>0,033139404016427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312128402762045" calcext:value-type="float">
            <text:p>0,03121284027620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356577856036388" calcext:value-type="float">
            <text:p>0,03565778560363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351154049054001" calcext:value-type="float">
            <text:p>0,035115404905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282290811671374" calcext:value-type="float">
            <text:p>0,028229081167137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309850269054828" calcext:value-type="float">
            <text:p>0,030985026905483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311724681810667" calcext:value-type="float">
            <text:p>0,031172468181067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31206772510319" calcext:value-type="float">
            <text:p>0,03120677251031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318430423043018" calcext:value-type="float">
            <text:p>0,031843042304302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369330476922247" calcext:value-type="float">
            <text:p>0,036933047692225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370182384848235" calcext:value-type="float">
            <text:p>0,03701823848482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370545828224107" calcext:value-type="float">
            <text:p>0,03705458282241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368209048157799" calcext:value-type="float">
            <text:p>0,03682090481578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354034039663003" calcext:value-type="float">
            <text:p>0,0354034039663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35264863046896" calcext:value-type="float">
            <text:p>0,035264863046896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356133171541004" calcext:value-type="float">
            <text:p>0,035613317154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353520660790592" calcext:value-type="float">
            <text:p>0,03535206607905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339441220425334" calcext:value-type="float">
            <text:p>0,03394412204253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341859772735804" calcext:value-type="float">
            <text:p>0,03418597727358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339306694920081" calcext:value-type="float">
            <text:p>0,033930669492008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340800343248539" calcext:value-type="float">
            <text:p>0,034080034324854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354012702523696" calcext:value-type="float">
            <text:p>0,03540127025237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356348927411888" calcext:value-type="float">
            <text:p>0,035634892741189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360718394454465" calcext:value-type="float">
            <text:p>0,036071839445447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351710261432379" calcext:value-type="float">
            <text:p>0,03517102614323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0297763886055957" calcext:value-type="float">
            <text:p>0,02977638860559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0297766538927891" calcext:value-type="float">
            <text:p>0,029776653892789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0297764022482248" calcext:value-type="float">
            <text:p>0,029776402248225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0297762792321025" calcext:value-type="float">
            <text:p>0,02977627923210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office:value-type="float" office:value="0.0253504375563984" calcext:value-type="float">
            <text:p>0,025350437556399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office:value-type="float" office:value="0.0256377338738527" calcext:value-type="float">
            <text:p>0,02563773387385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office:value-type="float" office:value="0.0292437584862544" calcext:value-type="float">
            <text:p>0,029243758486254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office:value-type="float" office:value="0.0262620148494625" calcext:value-type="float">
            <text:p>0,02626201484946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2" calcext:value-type="float">
            <text:p>2</text:p>
          </table:table-cell>
          <table:table-cell office:value-type="float" office:value="0.0211013769684703" calcext:value-type="float">
            <text:p>0,02110137696847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3" calcext:value-type="float">
            <text:p>3</text:p>
          </table:table-cell>
          <table:table-cell office:value-type="float" office:value="0.0206204522419757" calcext:value-type="float">
            <text:p>0,02062045224197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4" calcext:value-type="float">
            <text:p>4</text:p>
          </table:table-cell>
          <table:table-cell office:value-type="float" office:value="0.0205978700879302" calcext:value-type="float">
            <text:p>0,02059787008793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tanh</text:p>
          </table:table-cell>
          <table:table-cell office:value-type="float" office:value="5" calcext:value-type="float">
            <text:p>5</text:p>
          </table:table-cell>
          <table:table-cell office:value-type="float" office:value="0.0210035044831118" calcext:value-type="float">
            <text:p>0,02100350448311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2" calcext:value-type="float">
            <text:p>2</text:p>
          </table:table-cell>
          <table:table-cell office:value-type="float" office:value="0.029830009217838" calcext:value-type="float">
            <text:p>0,02983000921783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3" calcext:value-type="float">
            <text:p>3</text:p>
          </table:table-cell>
          <table:table-cell office:value-type="float" office:value="0.0298302662369163" calcext:value-type="float">
            <text:p>0,029830266236916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4" calcext:value-type="float">
            <text:p>4</text:p>
          </table:table-cell>
          <table:table-cell office:value-type="float" office:value="0.0298303890591519" calcext:value-type="float">
            <text:p>0,02983038905915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leakyrelu</text:p>
          </table:table-cell>
          <table:table-cell office:value-type="float" office:value="5" calcext:value-type="float">
            <text:p>5</text:p>
          </table:table-cell>
          <table:table-cell office:value-type="float" office:value="0.0298196693249104" calcext:value-type="float">
            <text:p>0,029819669324911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2" calcext:value-type="float">
            <text:p>2</text:p>
          </table:table-cell>
          <table:table-cell office:value-type="float" office:value="0.0371346200538822" calcext:value-type="float">
            <text:p>0,037134620053882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3" calcext:value-type="float">
            <text:p>3</text:p>
          </table:table-cell>
          <table:table-cell office:value-type="float" office:value="0.0373706594853536" calcext:value-type="float">
            <text:p>0,037370659485354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4" calcext:value-type="float">
            <text:p>4</text:p>
          </table:table-cell>
          <table:table-cell office:value-type="float" office:value="0.0374474633744585" calcext:value-type="float">
            <text:p>0,037447463374459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swish</text:p>
          </table:table-cell>
          <table:table-cell office:value-type="float" office:value="5" calcext:value-type="float">
            <text:p>5</text:p>
          </table:table-cell>
          <table:table-cell office:value-type="float" office:value="0.0375118724690945" calcext:value-type="float">
            <text:p>0,037511872469095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2" calcext:value-type="float">
            <text:p>2</text:p>
          </table:table-cell>
          <table:table-cell office:value-type="float" office:value="0.0350207970554234" calcext:value-type="float">
            <text:p>0,035020797055424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3" calcext:value-type="float">
            <text:p>3</text:p>
          </table:table-cell>
          <table:table-cell office:value-type="float" office:value="0.0351039887337176" calcext:value-type="float">
            <text:p>0,03510398873371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4" calcext:value-type="float">
            <text:p>4</text:p>
          </table:table-cell>
          <table:table-cell office:value-type="float" office:value="0.0356651484413793" calcext:value-type="float">
            <text:p>0,035665148441379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elu</text:p>
          </table:table-cell>
          <table:table-cell office:value-type="float" office:value="5" calcext:value-type="float">
            <text:p>5</text:p>
          </table:table-cell>
          <table:table-cell office:value-type="float" office:value="0.0355824373338443" calcext:value-type="float">
            <text:p>0,035582437333844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4-06-05T19:15:21</meta:creation-date>
    <dc:date>2024-06-05T16:20:57.499822720</dc:date>
    <meta:generator>LibreOffice/6.0.7.3$Linux_X86_64 LibreOffice_project/00m0$Build-3</meta:generator>
    <meta:editing-duration>PT1M10S</meta:editing-duration>
    <meta:editing-cycles>1</meta:editing-cycles>
    <meta:document-statistic meta:table-count="1" meta:cell-count="292" meta:object-count="0"/>
    <meta:user-defined meta:name="AppVersion">3.1</meta:user-defined>
  </office:meta>
</office:document-meta>
</file>